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3416in" text:min-label-width="0.25in" text:list-level-position-and-space-mode="label-alignment">
          <style:list-level-label-alignment text:label-followed-by="listtab" fo:margin-left="0.5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416in" text:min-label-width="0.25in" text:list-level-position-and-space-mode="label-alignment">
          <style:list-level-label-alignment text:label-followed-by="listtab" fo:margin-left="1.0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666in" text:min-label-width="0.125in" text:list-level-position-and-space-mode="label-alignment">
          <style:list-level-label-alignment text:label-followed-by="listtab" fo:margin-left="1.5916in" fo:text-indent="-0.125in"/>
        </style:list-level-properties>
      </text:list-level-style-number>
      <text:list-level-style-number text:level="4" style:num-suffix="." style:num-format="1">
        <style:list-level-properties text:space-before="1.8416in" text:min-label-width="0.25in" text:list-level-position-and-space-mode="label-alignment">
          <style:list-level-label-alignment text:label-followed-by="listtab" fo:margin-left="2.0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416in" text:min-label-width="0.25in" text:list-level-position-and-space-mode="label-alignment">
          <style:list-level-label-alignment text:label-followed-by="listtab" fo:margin-left="2.5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666in" text:min-label-width="0.125in" text:list-level-position-and-space-mode="label-alignment">
          <style:list-level-label-alignment text:label-followed-by="listtab" fo:margin-left="3.0916in" fo:text-indent="-0.125in"/>
        </style:list-level-properties>
      </text:list-level-style-number>
      <text:list-level-style-number text:level="7" style:num-suffix="." style:num-format="1">
        <style:list-level-properties text:space-before="3.3416in" text:min-label-width="0.25in" text:list-level-position-and-space-mode="label-alignment">
          <style:list-level-label-alignment text:label-followed-by="listtab" fo:margin-left="3.5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416in" text:min-label-width="0.25in" text:list-level-position-and-space-mode="label-alignment">
          <style:list-level-label-alignment text:label-followed-by="listtab" fo:margin-left="4.0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666in" text:min-label-width="0.125in" text:list-level-position-and-space-mode="label-alignment">
          <style:list-level-label-alignment text:label-followed-by="listtab" fo:margin-left="4.5916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2" style:family="paragraph"/>
  </office:automatic-styles>
  <office:body>
    <office:text text:use-soft-page-breaks="true">
      <text:p text:style-name="P1">Chapitre<text:s/>1 : <text:s text:c="60"/>e</text:p>
      <text:p text:style-name="Normal"/>
      <text:p text:style-name="Normal">Lagrange :</text:p>
      <text:p text:style-name="Normal">F(x) = x^2 = 2 3 4</text:p>
      <text:p text:style-name="Normal"><text:s text:c="22"/>0 1 4</text:p>
      <text:p text:style-name="Normal">P(x) = somme(k=0 -&gt; n)(Li[x]*yi[x])</text:p>
      <text:p text:style-name="Normal">Xi sont distinct<text:s/></text:p>
      <text:p text:style-name="Normal">L0(x)= (x-x1)*(x-x2)/(x0-x1)(x0-x2)</text:p>
      <text:p text:style-name="Normal">P0(X) = somme(k=0 -&gt; n=0) L0(x)*y0=0</text:p>
      <text:p text:style-name="Normal">P2(x)=somme(k=0 -&gt; n=2)=L0(x)*y0+L1(x)y1+L2(x)y2</text:p>
      <text:p text:style-name="Normal"/>
      <text:p text:style-name="Normal"/>
      <text:p text:style-name="Normal">Lagrange :<text:s/></text:p>
      <text:p text:style-name="Normal">Pn(x) = somme(k=0 -&gt; n)(bi*wi(x))</text:p>
      <text:p text:style-name="Normal">Wi(x)= Produit(j=0-&gt;j=i-1)(x-xj)</text:p>
      <text:p text:style-name="Normal">W2(x)=(x-x0)(x-x1)</text:p>
      <text:p text:style-name="Normal">W3(x)=(x-x0)(x-x1)(x-x2)</text:p>
      <text:p text:style-name="Normal"/>
      <text:p text:style-name="Normal">bi=[x0,…….,xi]</text:p>
      <text:p text:style-name="Normal">b0=1</text:p>
      <text:p text:style-name="Normal">b1=[x0,x1]=(y1-y0)/x1-x0</text:p>
      <text:p text:style-name="Normal">b2=[x0 ,x1,x2]=[x2,x1]-[x1,x0)/(x2-x0)=((y2-y1)/x2-x1-y1-y0/x1-x0)/x2-x0</text:p>
      <text:p text:style-name="Normal">b3=[x0,x1,x2,x3]=</text:p>
      <text:p text:style-name="Normal">P1(x)=w0(x)*b0+w1(x)*b1=y0</text:p>
      <text:p text:style-name="Normal"/>
      <text:p text:style-name="Normal">Erreur :</text:p>
      <text:p text:style-name="Normal">Max |f(n+1)|/(n+1) !*produit(k=0 -&gt; k=n)(x-xi)</text:p>
      <text:p text:style-name="Normal">n ? x0x1 x2 n=2</text:p>
      <text:p text:style-name="Normal">erreur=|f(x)-pn(x)|&lt;<text:s/>max(f’’’)/3 *(x-x0)(x-x1)(x-x2)</text:p>
      <text:p text:style-name="Normal">(lambda 0)</text:p>
      <text:p text:style-name="Normal">(lambda 1) = (tA*A)-1*tA*Y<text:s/></text:p>
      <text:p text:style-name="Normal">(1 <text:s/>x0) = A y= (y0)</text:p>
      <text:p text:style-name="Normal">1 <text:s/>x1</text:p>
      <text:p text:style-name="Normal">1<text:s text:c="2"/>x2 <text:s/></text:p>
      <text:p text:style-name="Normal">1</text:p>
      <text:p text:style-name="Normal">1</text:p>
      <text:p text:style-name="Normal">1</text:p>
      <text:p text:style-name="Normal">Chap 2 : <text:s text:c="17"/>e</text:p>
      <text:p text:style-name="Normal"/>
      <text:p text:style-name="Normal"/>
      <text:p text:style-name="Normal"/>
      <text:p text:style-name="Normal">integrale<text:s/>a gauche :</text:p>
      <text:p text:style-name="Normal">[a,b]</text:p>
      <text:p text:style-name="Normal">integrale(0,1)f(x)=1 <text:s text:c="2"/>x^(x²)</text:p>
      <text:p text:style-name="Normal">f(a)*(b-a) <text:s text:c="3"/>err &lt;= (b-a)²/2*max(f’(x))<text:s/></text:p>
      <text:p text:style-name="Normal">$a droite</text:p>
      <text:p text:style-name="Normal">f(b)*(b-a)</text:p>
      <text:p text:style-name="Normal">au mili<text:s/>eu</text:p>
      <text:p text:style-name="Normal">f((a+b)/2)*(b-a)</text:p>
      <text:p text:style-name="Normal">trapéze</text:p>
      <text:p text:style-name="Normal"/>
      <text:p text:style-name="Normal">n=4</text:p>
      <text:p text:style-name="Normal">h=b-a/4</text:p>
      <text:p text:style-name="Normal">a---------<text:s/>a+h-----------a+2h-------------a+3h-----------a+4h-------------------a+nh=b</text:p>
      <text:p text:style-name="Normal">m<text:s/>etod<text:s/>e<text:s/>simpl<text:s/>e</text:p>
      <text:p text:style-name="Normal"/>
      <text:p text:style-name="Normal">pivot d<text:s/>e<text:s/>gauss :</text:p>
      <text:p text:style-name="Normal"/>
      <text:p text:style-name="Normal"/>
      <text:p text:style-name="Normal"/>
      <text:p text:style-name="Normal"/>
      <text:p text:style-name="Normal"/>
      <text:p text:style-name="Normal">A=( 3 1 1 ) *(x)</text:p>
      <text:p text:style-name="Normal"><text:s text:c="5"/>( 1 -3 1 ) (y)<text:s/></text:p>
      <text:p text:style-name="Normal"><text:s text:c="5"/>( 1 1 -3 ) (z)</text:p>
      <text:p text:style-name="Normal">B= 1<text:s/></text:p>
      <text:p text:style-name="Normal"><text:s text:c="6"/>-3</text:p>
      <text:p text:style-name="Normal"><text:s text:c="6"/>1</text:p>
      <text:p text:style-name="Normal"><text:s/></text:p>
      <text:p text:style-name="Normal">A*X=B X ?</text:p>
      <text:p text:style-name="Normal">3x+y+z=1</text:p>
      <text:p text:style-name="Normal">X-3y+z=-3</text:p>
      <text:p text:style-name="Normal">X+y-3z=1</text:p>
      <text:p text:style-name="Normal">L2=L2-1/3*L1</text:p>
      <text:p text:style-name="Normal">(-3-1/3)y+(1-1/3)z=-3-1/3</text:p>
      <text:p text:style-name="Normal">L3=L3-1/3</text:p>
      <text:p text:style-name="Normal">3x+y+z=1</text:p>
      <text:p text:style-name="Normal">-10/3y+2/3z=-10/3</text:p>
      <text:p text:style-name="Normal"/>
      <text:p text:style-name="Normal"/>
      <text:p text:style-name="Normal">A=(3 1 1)</text:p>
      <text:p text:style-name="Normal"><text:s text:c="5"/>(1 -3 1)</text:p>
      <text:p text:style-name="Normal"><text:s text:c="4"/>( 1 <text:s text:c="2"/>1 -3)</text:p>
      <text:p text:style-name="Normal">A=L*U=(1 0 0 ) <text:s text:c="8"/>(u1 u2 u3) <text:s text:c="2"/>( u1 <text:s/>u2 u3 )</text:p>
      <text:p text:style-name="Normal"><text:s text:c="15"/>(l1 <text:s/>1 0)* <text:s text:c="3"/>(0 u4 u5) = <text:s/>( l1*u1 <text:s text:c="2"/>l1*u2+u4 <text:s text:c="2"/>, <text:s text:c="2"/>l1*u3+u5 <text:s text:c="14"/>)</text:p>
      <text:p text:style-name="Normal"><text:s text:c="16"/>(l2 <text:s text:c="2"/>l3 1) <text:s text:c="2"/>(0 0 <text:s text:c="3"/>u6) <text:s text:c="4"/>( l2 <text:s text:c="6"/>l2*u2+l3*u4 <text:s text:c="5"/>l2*u3+l3*u5+u6<text:s text:c="23"/>)</text:p>
      <text:p text:style-name="Normal">U1=3 , u2=1,u3=1</text:p>
      <text:p text:style-name="Normal">L1*u1=1 -&gt; l1=1/3</text:p>
      <text:p text:style-name="Normal">11*u2+u4=-3-&gt; u4=-10/3</text:p>
      <text:p text:style-name="Normal">L1*u3+u5=1 -&gt; u5=1-1/3=2/3</text:p>
      <text:p text:style-name="Normal">L2=1</text:p>
      <text:p text:style-name="Normal">L3=l2*u2/u4=-3/10</text:p>
      <text:p text:style-name="Normal">U6=-3-1-3/10*2/3</text:p>
      <text:p text:style-name="Normal"/>
      <text:p text:style-name="Normal">A*x=b</text:p>
      <text:p text:style-name="Normal">L*U*X=B</text:p>
      <text:p text:style-name="Normal">L*Y=B</text:p>
      <text:p text:style-name="Normal">Y=U*X</text:p>
      <text:p text:style-name="Normal"/>
      <text:p text:style-name="Normal">(1 0 0) <text:s/>(y1)<text:s text:c="3"/>( 1 )</text:p>
      <text:p text:style-name="Normal">(2 1 0) *(y2)=(<text:s/>3 )</text:p>
      <text:p text:style-name="Normal">(2 <text:s/>1 1) <text:s/>(y3)<text:s text:c="4"/>( 1)</text:p>
      <text:p text:style-name="Normal"/>
      <text:p text:style-name="Normal">X(0)=(0) <text:s text:c="4"/>( x1(0))</text:p>
      <text:list text:style-name="LFO2" text:continue-numbering="true">
        <text:list-item>
          <text:p text:style-name="P2">= ( <text:s/>x2(0))</text:p>
        </text:list-item>
      </text:list>
      <text:p text:style-name="Normal"/>
      <text:p text:style-name="Normal"><text:s text:c="10"/>(0)</text:p>
      <text:p text:style-name="Normal"><text:s/></text:p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3416in" text:min-label-width="0.25in" text:list-level-position-and-space-mode="label-alignment">
          <style:list-level-label-alignment text:label-followed-by="listtab" fo:margin-left="0.5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416in" text:min-label-width="0.25in" text:list-level-position-and-space-mode="label-alignment">
          <style:list-level-label-alignment text:label-followed-by="listtab" fo:margin-left="1.0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666in" text:min-label-width="0.125in" text:list-level-position-and-space-mode="label-alignment">
          <style:list-level-label-alignment text:label-followed-by="listtab" fo:margin-left="1.5916in" fo:text-indent="-0.125in"/>
        </style:list-level-properties>
      </text:list-level-style-number>
      <text:list-level-style-number text:level="4" style:num-suffix="." style:num-format="1">
        <style:list-level-properties text:space-before="1.8416in" text:min-label-width="0.25in" text:list-level-position-and-space-mode="label-alignment">
          <style:list-level-label-alignment text:label-followed-by="listtab" fo:margin-left="2.0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416in" text:min-label-width="0.25in" text:list-level-position-and-space-mode="label-alignment">
          <style:list-level-label-alignment text:label-followed-by="listtab" fo:margin-left="2.5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666in" text:min-label-width="0.125in" text:list-level-position-and-space-mode="label-alignment">
          <style:list-level-label-alignment text:label-followed-by="listtab" fo:margin-left="3.0916in" fo:text-indent="-0.125in"/>
        </style:list-level-properties>
      </text:list-level-style-number>
      <text:list-level-style-number text:level="7" style:num-suffix="." style:num-format="1">
        <style:list-level-properties text:space-before="3.3416in" text:min-label-width="0.25in" text:list-level-position-and-space-mode="label-alignment">
          <style:list-level-label-alignment text:label-followed-by="listtab" fo:margin-left="3.5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416in" text:min-label-width="0.25in" text:list-level-position-and-space-mode="label-alignment">
          <style:list-level-label-alignment text:label-followed-by="listtab" fo:margin-left="4.0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666in" text:min-label-width="0.125in" text:list-level-position-and-space-mode="label-alignment">
          <style:list-level-label-alignment text:label-followed-by="listtab" fo:margin-left="4.59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space Info</meta:initial-creator>
    <dc:creator>Espace Info</dc:creator>
    <meta:creation-date>2021-01-04T17:04:00Z</meta:creation-date>
    <dc:date>2021-01-04T20:07:00Z</dc:date>
    <meta:template xlink:href="Normal" xlink:type="simple"/>
    <meta:editing-cycles>2</meta:editing-cycles>
    <meta:editing-duration>PT10980S</meta:editing-duration>
    <meta:document-statistic meta:page-count="1" meta:paragraph-count="3" meta:word-count="292" meta:character-count="1899" meta:row-count="13" meta:non-whitespace-character-count="1610"/>
  </office:meta>
</office:document-meta>
</file>